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E000001D86000ED67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79cm" svg:height="12.487cm" svg:x="10.826cm" svg:y="4.041cm">
          <draw:image xlink:href="Pictures/100000000000027E000001D86000ED6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3M36S</meta:editing-duration>
    <meta:editing-cycles>53</meta:editing-cycles>
    <meta:generator>OpenOffice/4.1.5$Win32 OpenOffice.org_project/415m1$Build-9789</meta:generator>
    <dc:date>2019-01-23T10:53:12.95</dc:date>
    <meta:document-statistic meta:object-count="112"/>
  </office:meta>
</office:document-meta>
</file>